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72.13899mm" fo:page-width="67.54434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gradient" draw:fill-gradient-name="gradient-1" draw:opacity="100.0%" draw:stroke="solid" svg:stroke-color="#000000" draw:stroke-linejoin="miter" svg:stroke-opacity="100.0%" svg:stroke-width="0.1969377mm"/>
    </style:style>
    <style:style style:family="graphic" style:name="style-3">
      <style:graphic-properties draw:fill="gradient" draw:fill-gradient-name="gradient-2" draw:opacity="100.0%" draw:stroke="solid" svg:stroke-color="#000000" draw:stroke-linejoin="miter" svg:stroke-opacity="100.0%" svg:stroke-width="0.2371117mm"/>
    </style:style>
    <style:style style:family="graphic" style:name="style-4">
      <style:graphic-properties draw:fill="gradient" draw:fill-gradient-name="gradient-3" draw:opacity="100.0%" draw:stroke="solid" svg:stroke-color="#000000" draw:stroke-linejoin="miter" svg:stroke-opacity="100.0%" svg:stroke-width="0.2371117mm"/>
    </style:style>
    <style:style style:family="graphic" style:name="style-5">
      <style:graphic-properties draw:fill="gradient" draw:fill-gradient-name="gradient-4" draw:opacity="100.0%" draw:stroke="solid" svg:stroke-color="#000000" draw:stroke-linejoin="miter" svg:stroke-opacity="100.0%" svg:stroke-width="0.1969377mm"/>
    </style:style>
    <style:style style:family="graphic" style:name="style-6">
      <style:graphic-properties draw:fill="gradient" draw:fill-gradient-name="gradient-5" draw:opacity="100.0%" draw:stroke="solid" svg:stroke-color="#000000" draw:stroke-linejoin="miter" svg:stroke-opacity="100.0%" svg:stroke-width="0.1969377mm"/>
    </style:style>
    <style:style style:family="graphic" style:name="style-7">
      <style:graphic-properties draw:fill="gradient" draw:fill-gradient-name="gradient-6" draw:opacity="100.0%" draw:stroke="solid" svg:stroke-color="#000000" draw:stroke-linejoin="miter" svg:stroke-opacity="100.0%" svg:stroke-width="0.1969377mm"/>
    </style:style>
    <style:style style:family="graphic" style:name="style-8">
      <style:graphic-properties draw:fill="gradient" draw:fill-gradient-name="gradient-7" draw:opacity="100.0%" draw:stroke="solid" svg:stroke-color="#000000" draw:stroke-linejoin="miter" svg:stroke-opacity="100.0%" svg:stroke-width="0.1969377mm"/>
    </style:style>
    <style:style style:family="graphic" style:name="style-9">
      <style:graphic-properties draw:fill="gradient" draw:fill-gradient-name="gradient-8" draw:opacity="100.0%" draw:stroke="solid" svg:stroke-color="#000000" draw:stroke-linejoin="miter" svg:stroke-opacity="100.0%" svg:stroke-width="0.1969377mm"/>
    </style:style>
  </office:automatic-styles>
  <office:body>
    <office:drawing>
      <draw:page draw:master-page-name="Default" draw:name="page1" draw:style-name="DP1">
        <draw:g draw:id="svg2">
          <draw:g draw:id="layer1">
            <draw:g draw:id="g4959">
              <draw:rect svg:height="49.25191mm" draw:style-name="style-2" draw:transform="rotate(1.5707963267948966) translate(9.101418mm,25.453424mm)" svg:width="5.094731mm"/>
              <draw:rect svg:height="171.90189mm" draw:style-name="style-3" svg:width="9.098899mm" svg:x="0.11855585mm" svg:y="0.11855505mm"/>
              <draw:rect svg:height="171.90189mm" draw:style-name="style-4" svg:width="9.098899mm" svg:x="58.326885mm" svg:y="0.11855505mm"/>
              <draw:rect svg:height="49.25191mm" draw:style-name="style-5" draw:transform="rotate(1.5707963267948966) translate(9.101418mm,50.363853mm)" svg:width="5.094731mm"/>
              <draw:rect svg:height="49.25191mm" draw:style-name="style-6" draw:transform="rotate(1.5707963267948966) translate(9.101418mm,75.274284mm)" svg:width="5.094731mm"/>
              <draw:rect svg:height="49.25191mm" draw:style-name="style-7" draw:transform="rotate(1.5707963267948966) translate(9.101418mm,100.184715mm)" svg:width="5.094731mm"/>
              <draw:rect svg:height="49.25191mm" draw:style-name="style-8" draw:transform="rotate(1.5707963267948966) translate(9.101418mm,125.09514mm)" svg:width="5.094731mm"/>
              <draw:rect svg:height="49.25191mm" draw:style-name="style-9" draw:transform="rotate(1.5707963267948966) translate(9.101418mm,150.00557mm)" svg:width="5.094731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gradient draw:angle="1800" draw:border="144.15477%" draw:display-name="gradient-1" draw:end-color="#decab2" draw:name="gradient-1" draw:start-color="#7a5a36" draw:style="linear"/>
    <draw:gradient draw:angle="1811" draw:border="18.714474%" draw:display-name="gradient-2" draw:end-color="#decab2" draw:name="gradient-2" draw:start-color="#7a5a36" draw:style="linear"/>
    <draw:gradient draw:angle="1811" draw:border="18.714474%" draw:display-name="gradient-3" draw:end-color="#decab2" draw:name="gradient-3" draw:start-color="#7a5a36" draw:style="linear"/>
    <draw:gradient draw:angle="1800" draw:border="144.15477%" draw:display-name="gradient-4" draw:end-color="#decab2" draw:name="gradient-4" draw:start-color="#7a5a36" draw:style="linear"/>
    <draw:gradient draw:angle="1800" draw:border="144.15477%" draw:display-name="gradient-5" draw:end-color="#decab2" draw:name="gradient-5" draw:start-color="#7a5a36" draw:style="linear"/>
    <draw:gradient draw:angle="1800" draw:border="144.15477%" draw:display-name="gradient-6" draw:end-color="#decab2" draw:name="gradient-6" draw:start-color="#7a5a36" draw:style="linear"/>
    <draw:gradient draw:angle="1800" draw:border="144.15477%" draw:display-name="gradient-7" draw:end-color="#decab2" draw:name="gradient-7" draw:start-color="#7a5a36" draw:style="linear"/>
    <draw:gradient draw:angle="1800" draw:border="144.15477%" draw:display-name="gradient-8" draw:end-color="#decab2" draw:name="gradient-8" draw:start-color="#7a5a36" draw:style="linear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72.13899mm" fo:page-width="67.54434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